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1" svg:font-family="Helvetica" style:font-family-generic="swiss"/>
    <style:font-face style:name="Helvetica-Bold" svg:font-family="Helvetica-Bold" style:font-family-generic="swiss"/>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adornments="Bold"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8pt" style:font-name-asian="ArialMT" style:font-size-asian="8pt" style:font-name-complex="ArialMT" style:font-size-complex="8pt"/>
    </style:style>
    <style:style style:name="P7" style:family="paragraph" style:parent-style-name="Footer">
      <style:text-properties fo:font-size="9pt" style:font-size-asian="9pt" style:font-size-complex="9pt"/>
    </style:style>
    <style:style style:name="P8"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break-before="page"/>
    </style:style>
    <style:style style:name="P11" style:family="paragraph" style:parent-style-name="Contents_20_2">
      <style:paragraph-properties>
        <style:tab-stops>
          <style:tab-stop style:position="6.9252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3">
      <style:paragraph-properties>
        <style:tab-stops>
          <style:tab-stop style:position="6.9252in" style:type="right" style:leader-style="dotted" style:leader-text="."/>
        </style:tab-stops>
      </style:paragraph-properties>
    </style:style>
    <style:style style:name="P14" style:family="paragraph" style:parent-style-name="Contents_20_4">
      <style:paragraph-properties>
        <style:tab-stops>
          <style:tab-stop style:position="6.9252in" style:type="right" style:leader-style="dotted" style:leader-text="."/>
        </style:tab-stops>
      </style:paragraph-properties>
    </style:style>
    <style:style style:name="P15" style:family="paragraph" style:parent-style-name="Heading_20_4">
      <style:text-properties fo:font-size="12pt" style:font-size-asian="12pt" style:font-size-complex="12pt"/>
    </style:style>
    <style:style style:name="P16" style:family="paragraph" style:parent-style-name="Heading_20_4">
      <style:text-properties style:font-name="Arial1" fo:font-size="12pt" style:font-size-asian="12pt" style:font-size-complex="12pt"/>
    </style:style>
    <style:style style:name="P17" style:family="paragraph" style:parent-style-name="Heading_20_1" style:master-page-name="First_20_Page">
      <style:paragraph-properties style:page-number="auto"/>
    </style:style>
    <style:style style:name="P18" style:family="paragraph" style:parent-style-name="Header">
      <style:paragraph-properties fo:margin-top="0in" fo:margin-bottom="0in" style:shadow="none" style:snap-to-layout-grid="false"/>
    </style:style>
    <style:style style:name="P19" style:family="paragraph" style:parent-style-name="Header">
      <style:paragraph-properties fo:margin-top="0in" fo:margin-bottom="0in" fo:text-align="center" style:justify-single-word="false" style:shadow="none" style:snap-to-layout-grid="false"/>
      <style:text-properties fo:font-size="14pt" style:font-size-asian="14pt" style:font-size-complex="14pt"/>
    </style:style>
    <style:style style:name="P20"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8pt" fo:font-weight="bold" style:font-name-asian="Helvetica-Bold" style:font-size-asian="18pt" style:font-weight-asian="bold" style:font-name-complex="Helvetica-Bold" style:font-size-complex="18pt" style:font-weight-complex="bold"/>
    </style:style>
    <style:style style:name="P21"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22" style:family="paragraph" style:parent-style-name="Footer">
      <style:paragraph-properties fo:margin-top="0in" fo:margin-bottom="0in" style:shadow="none"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23" style:family="paragraph">
      <style:paragraph-properties style:writing-mode="lr-tb"/>
    </style:style>
    <style:style style:name="P24" style:family="paragraph">
      <style:paragraph-properties style:writing-mode="lr-tb"/>
      <style:text-properties style:font-name="Times New Roman1" fo:font-size="1pt" style:font-name-asian="Times New Roman1" style:font-name-complex="Times New Roman1"/>
    </style:style>
    <style:style style:name="T1" style:family="text">
      <style:text-properties style:font-name="Times New Roman1" style:font-name-asian="Times New Roman" style:font-name-complex="Times New Roman"/>
    </style:style>
    <style:style style:name="T2" style:family="text">
      <style:text-properties fo:font-size="8pt" style:font-size-asian="8pt" style:font-size-complex="8pt"/>
    </style:style>
    <style:style style:name="T3" style:family="text">
      <style:text-properties style:font-name="Helvetica" fo:font-size="22pt" style:font-size-asian="22pt" style:font-size-complex="22pt"/>
    </style:style>
    <style:style style:name="T4" style:family="text">
      <style:text-properties style:text-position="super 58%" style:font-name="Arial-BoldMT" fo:font-size="24pt" style:font-name-asian="Arial-BoldMT" style:font-size-asian="24pt" style:font-name-complex="Arial-BoldMT" style:font-size-complex="24pt"/>
    </style:style>
    <style:style style:name="T5" style:family="text">
      <style:text-properties style:text-position="super 58%" style:font-name="Arial-BoldMT" fo:font-size="26pt" style:font-name-asian="Arial-BoldMT" style:font-size-asian="26pt" style:font-name-complex="Arial-BoldMT" style:font-size-complex="26pt"/>
    </style:style>
    <style:style style:name="T6" style:family="text">
      <style:text-properties style:text-position="super 58%" style:font-name="Arial-BoldMT" fo:font-size="28pt" style:font-name-asian="Arial-BoldMT" style:font-size-asian="28pt" style:font-name-complex="Arial-BoldMT" style:font-size-complex="28pt"/>
    </style:style>
    <style:style style:name="T7" style:family="text">
      <style:text-properties style:font-name="Arial-BoldMT" style:font-name-asian="Arial-BoldMT" style:font-name-complex="Arial-BoldMT"/>
    </style:style>
    <style:style style:name="T8" style:family="text">
      <style:text-properties fo:font-size="16pt" style:font-size-asian="16pt" style:font-size-complex="16pt"/>
    </style:style>
    <style:style style:name="T9" style:family="text">
      <style:text-properties style:use-window-font-color="true" style:font-name="Helvetica-Bold" fo:font-weight="bold" style:font-name-asian="Helvetica-Bold" style:font-weight-asian="bold" style:font-name-complex="Helvetica-Bold" style:font-weight-complex="bold"/>
    </style:style>
    <style:style style:name="T10" style:family="text">
      <style:text-properties style:use-window-font-color="true" style:font-name="Helvetica1" fo:font-weight="normal" style:font-name-asian="Helvetica1" style:font-weight-asian="normal" style:font-name-complex="Helvetica1" style:font-weight-complex="normal"/>
    </style:style>
    <style:style style:name="T1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fo:language="en" fo:country="US" style:language-complex="ar" style:country-complex="SA"/>
    </style:style>
    <style:style style:name="T13" style:family="text">
      <style:text-properties style:font-name="Times New Roman"/>
    </style:style>
    <style:style style:name="T14" style:family="text">
      <style:text-properties style:font-name="Times New Roman" fo:font-size="12pt" style:font-size-asian="12pt" style:font-size-complex="12pt"/>
    </style:style>
    <style:style style:name="T15"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Introduction</text:h>
      <text:p text:style-name="Standard">This Technical Note contains informative discussion and background for the corresponding S 9.x.1 Standard. This Technical Note is not normative in any way.</text:p>
      <text:h text:style-name="Heading_20_1" text:outline-level="1">Annotations to the Standard</text:h>
      <text:p text:style-name="Standard">This section provides background information on corresponding sections of the S 9.x.1 Standard document.</text:p>
      <text:h text:style-name="Heading_20_2" text:outline-level="2">Intended Use</text:h>
      <text:p text:style-name="Standard">The Standard discusses single CAN segments, and is silent on interconnecting multiple segments. <text:s/>For more discussion of options for interconnection, see the “Repeaters, Bridges and Gateways” section below.</text:p>
      <text:p text:style-name="Standard"><text:span text:style-name="T11">The Standard does not </text:span>discuss CAN terminators because they're discussed in detail in the CAN literature. See the “Termination” section below for more discussion.</text:p>
      <text:h text:style-name="Heading_20_2" text:outline-level="2">References and Context</text:h>
      <text:p text:style-name="Standard">NMRA conformance testing is simplified when it can be done by referring to vendor documentation, rather than requiring specific tests of parameters. <text:s/>The Standard therefore refers to other to existing standards, where possible, instead of repeating the information here.</text:p>
      <text:h text:style-name="Heading_20_2" text:outline-level="2">Physical Interconnection</text:h>
      <text:p text:style-name="Standard">The Standard envisions two basic kinds of nodes: <text:s text:c="2"/>Board with 2 connectors and box with a pig-tail cable, e.g. a handheld throttle. <text:s/>At the same time, the Standard should not rule out e.g. a board with two connectors and three pig-tails for attaching throttles, or anything else, hence the somewhat complex wording in this section.</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The assignments to particular wire colors are for information only. These are the wire colors that users will encounter in the two popular ways of wiring commercial cables. <text:s/>When building a <text:soft-page-break/>product using commercial cable, using one of these two color assignments will reduce confusion, but most NMRAnet users will never need to refer to the wire colors in their cabl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11">The</text:span> requirement to have all eight wires present is so people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tandard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The 100V requirement on the reserved conductors is also there to make sure that when a use if defined for them late,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The 27V requirement comes from the S9.1 limitation on track voltage.</text:p>
      <text:h text:style-name="Heading_20_2" text:outline-level="2">Data Transport</text:h>
      <text:p text:style-name="Standard">A 4V/microsecond slew rate is preferred to reduce the effect of stubs on <text:span text:style-name="T12">the</text:span> network.</text:p>
      <text:p text:style-name="Standard">This standard is silent on the use of specific CAN frame formats or features.</text:p>
      <text:h text:style-name="Heading_20_2" text:outline-level="2">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1 conductor in UTP wiring.</text:p>
      <text:p text:style-name="Standard"><text:soft-page-break/>Power can be injected into the cable by simple “mid-span injector” devices, essentially just two RJ45 connectors and a 2.1mm jack for a wall-wart. It is not required that power comes from a NMRAnet node itself.</text:p>
      <text:p text:style-name="Standard">Note that <text:span text:style-name="T12">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 and voltage offsets when doing this. A straight copper connection is within the letter of the requirement. An alternative to connecting them directly is a filtered connection, e.g. a 10 ohm resistor and a 0.1uF capacitor in parallel.</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Note the effect of the “must withstand” requirement is that power supply boards must be able to be connected to each other, even if their output voltages are not exactly the same. One way to handle this is an isolating diode on the PWR_POS output.</text:p>
      <text:h text:style-name="Heading_20_2" text:outline-level="2">Consumption of Power</text:h>
      <text:p text:style-name="Standard">For their thermal calculations, node designers must assume that power is supplied at 15V.</text:p>
      <text:p text:style-name="Standard">For their power calculations, node designers must assume that power is supplied at 7.5V.</text:p>
      <text:h text:style-name="Heading_20_1" text:outline-level="1">Design Issues</text:h>
      <text:p text:style-name="Standard">This section contains discussion of issues that a designer may wish to consider when designing an NMRAnet product. <text:s/>Nothing in this section is normative.</text:p>
      <text:h text:style-name="Heading_20_2" text:outline-level="2">Bus Termination</text:h>
      <text:p text:style-name="Standard"> The CAN specification (ISO11898-2 section 7.1 and section 7.5.2) specifies using a bus termination resistor at each end of the bus of 120 (nominal; minimum 100, maximum 130) ohms and rated for 220mW or more. <text:s/>Several alternate termination schemes have been proposed in the literature, and these alternatives are discussed below.    </text:p>
      <text:h text:style-name="Heading_20_3" text:outline-level="3">Termination Circuits</text:h>
      <text:h text:style-name="P15" text:outline-level="4">Passive single resistor</text:h>
      <text:p text:style-name="Standard">A single 120<text:span text:style-name="T1">±</text:span><text:span text:style-name="T13">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text:soft-page-break/>mode noise. The tolerance on the individual resistor values is significantly tighter than on their total resistance. (<text:a xlink:type="simple" xlink:href="http://focus.ti.com/lit/an/slla270/slla270.pdf">http://focus.ti.com/lit/an/slla270/slla270.pdf</text:a>) 1% tolerance resistors are often used. </text:p>
      <text:h text:style-name="Heading_20_4" text:outline-level="4">Biased split termination</text:h>
      <text:p text:style-name="Standard">As in (3.1.1.2), but the common of the resistors is also tied to a fixed voltage. This can be to nominal 2.5V via a voltage divider (<text:a xlink:type="simple" xlink:href="http://ww1.microchip.com/downloads/en/AppNotes/00228a.pdf">http://ww1.microchip.com/downloads/en/AppNotes/00228a.pdf</text:a>), or by using a voltage reference (<text:a xlink:type="simple" xlink:href="http://focus.ti.com.cn/cn/lit/an/sloa101a/sloa101a.pdf">http://focus.ti.com.cn/cn/lit/an/sloa101a/sloa101a.pdf</text:a>).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16"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t a split terminator into a RJ45 plug.</text:p>
      <text:p text:style-name="Standard">If on-board terminators are provided, it must be possible to enable or disable them depending on where the node is installed on <text:span text:style-name="T11">the</text:span> CAN segment. <text:s/>Termination should only occur at the two distant ends of <text:span text:style-name="T12">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commended that nodes be shipped with on-board terminators disabled, to reduce the chance that a termination load will be attached in the middle of the segment. <text:s/>Note <text:span text:style-name="T12">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 (<text:a xlink:type="simple" xlink:href="http://www.microchip.com/stellent/idcplg?IdcService=SS_GET_PAGE&amp;nodeId=1406&amp;dDocName=en546534">http://www.microchip.com/stellent/idcplg?IdcService=SS_GET_PAGE&amp;nodeId=1406&amp;dDocName=en546534</text:a>) (<text:a xlink:type="simple" xlink:href="http://www.ixxat.com/cancheck_en.html?markierung=cancheck">http://www.ixxat.com/cancheck_en.html?markierung=cancheck</text:a>) (<text:a xlink:type="simple" xlink:href="http://www.ixxat.com/can_bus_tester_cbt_en.html">http://www.ixxat.com/can_bus_tester_cbt_en.html</text:a>) (<text:a xlink:type="simple" xlink:href="http://www.can-cia.org/pg/can/categories/generic_tool/physical/none/none/index.html">http://www.can-cia.org/pg/can/categories/generic_tool/physical/none/none/index.html</text:a>)</text:p>
      <text:h text:style-name="Heading_20_2" text:outline-level="2"><text:soft-page-break/>EMC Management</text:h>
      <text:p text:style-name="Standard">CAN is a robust signaling method developed for use in the difficult environment of automobiles. Issues of EMC, noise reduction, etc have been discussed in numerous vendor application notes including, but not limited to:</text:p>
      <text:p text:style-name="Standard"><text:a xlink:type="simple" xlink:href="http://www.nxp.com/documents/application_note/AN10211.pdf">http://www.nxp.com/documents/application_note/AN10211.pdf</text:a></text:p>
      <text:p text:style-name="Standard"><text:a xlink:type="simple" xlink:href="http://focus.ti.com/lit/an/slla270/slla270.pdf">http://focus.ti.com/lit/an/slla270/slla270.pdf</text:a></text:p>
      <text:p text:style-name="Standard">See also <text:span text:style-name="T11">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is advantages and disadvantages of <text:span text:style-name="T11">including one are discussed in the NXP (Philips) and Texas Instruments application notes reference</text:span><text:span text:style-name="T11">d above. Typical parts are the TDK ZJYS81RS-2PL51(T)-G01 and </text:span><text:span text:style-name="T11">the</text:span><text:span text:style-name="T11"> </text:span><text:span text:style-name="T11">ZJYS51-2PT. </text:span></text:p>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11">the</text:span> cables and transceivers. </text:p>
      <text:p text:style-name="Standard">Repeaters, bridges and gateways are methods for connecting two or more CAN segments so that any node can communicate with any node on any of the connected segments. This section provides some background information on the three technologies. <text:s/>Note that the terminology is somewhat flexible, and not all manufacturers refer to their products in the same way.</text:p>
      <text:p text:style-name="Standard">In each section, URLs are provided for a few example devices. Inclusion of a device in this section is not a recommendation, positive or negative, for the device. No inferences should be draw from a device being or not being included in this section.</text:p>
      <text:h text:style-name="Heading_20_2" text:outline-level="2">Repeaters</text:h>
      <text:p text:style-name="Standard">A short CAN segment with many nodes may run out of electrical drive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around 30 m / 100 ft.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soft-page-break/><text:a xlink:type="simple" xlink:href="http://www.softing.com/home/en/industrial-automation/products/can-bus/more-can-bus/high-speed/iso-11898-2-repeater.php">http://www.softing.com/home/en/industrial-automation/products/can-bus/more-can-bus/high-speed/iso-11898-2-repeater.php</text:a></text:p>
      <text:p text:style-name="Standard"><text:a xlink:type="simple" xlink:href="http://www.ixxat.com/introduction-repeater_en.html">http://www.ixxat.com/introduction-repeater_en.html</text:a></text:p>
      <text:p text:style-name="Standard"><text:a xlink:type="simple" xlink:href="http://www.esd-electronics-usa.com/shared/datasheets/repeat-e.pdf">http://www.esd-electronics-usa.com/shared/datasheets/repeat-e.pdf</text:a></text:p>
      <text:p text:style-name="Standard"><text:a xlink:type="simple" xlink:href="http://www.ixxat.com/can_cr200_en.html">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11">on the</text:span> others. As such, it allows connection of two or more full size, full node-count CAN segments.s</text:p>
      <text:p text:style-name="Standard">Bridges are sometimes referred to as “working at the frame level”. <text:s/>The CAN transmission is delayed by more than a bit time, usually a frame time or longer. </text:p>
      <text:p text:style-name="Standard">The CAN arbitration process takes place on each segment independently, and is not shared between the separate segments; frames will appear in different order on the various segments. The protocol(s) running on the CAN segments must be compatible with this reordering.</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text:span text:style-name="T14">http://www.ixxat.com/introduction_bridges_en.html</text:span></text:a></text:p>
      <text:p text:style-name="Standard"><text:a xlink:type="simple" xlink:href="http://www.ieee-icnp.org/1996/papers/1996-21.pdf"><text:span text:style-name="T14">http://www.ieee-icnp.org/1996/papers/1996-21.pdf</text:span></text:a></text:p>
      <text:p text:style-name="P8">http://doi.ieeecomputersociety.org/10.1109/ISPAN.1996.509033</text:p>
      <text:p text:style-name="Standard"><text:a xlink:type="simple" xlink:href="http://www.ixxat.com/can_bridge_en.html"><text:span text:style-name="T14">http://www.ixxat.com/can_bridge_en.html</text:span></text:a></text:p>
      <text:p text:style-name="Standard"><text:a xlink:type="simple" xlink:href="http://www.wrcakron.com/devicenet/CAN_Bus_Applications.pdf"><text:span text:style-name="T14">http://www.wrcakron.com/devicenet/CAN_Bus_Applications.pdf</text:span></text:a></text:p>
      <text:p text:style-name="Standard"><text:a xlink:type="simple" xlink:href="http://www.matric.com/canbridge.html"><text:span text:style-name="T14">http://www.matric.com/canbridge.html</text:span></text:a></text:p>
      <text:h text:style-name="Heading_20_2" text:outline-level="2">Gateways</text:h>
      <text:p text:style-name="Standard">Gateways connect a CAN segment to another communication technology, such as IP over wireless, Ethernet or some other. In <text:span text:style-name="T11">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 </text:p>
      <text:p text:style-name="Standard"><text:a xlink:type="simple" xlink:href="http://www.phytec.com/products/can/pc-can-interfaces/CAN-Ethernet-Gateway.html">http://www.phytec.com/products/can/pc-can-interfaces/CAN-Ethernet-Gateway.html</text:a></text:p>
      <text:p text:style-name="Standard"><text:a xlink:type="simple" xlink:href="http://news.thomasnet.com/fullstory/Gateway-converts-from-CAN-into-Ethernet-529941">http://news.thomasnet.com/fullstory/Gateway-converts-from-CAN-into-Ethernet-529941</text:a></text:p>
      <text:p text:style-name="Standard"><text:a xlink:type="simple" xlink:href="http://www.icpdas-usa.com/products.php?PID=3075">http://www.icpdas-usa.com/products.php?PID=3075</text:a></text:p>
      <text:h text:style-name="Heading_20_1" text:outline-level="1"><text:soft-page-break/>References</text:h>
      <text:p text:style-name="Standard">This section provides references, and when possible URLs, that may be of use to NMRAnet implementors.</text:p>
      <text:h text:style-name="Heading_20_2" text:outline-level="2">Standards</text:h>
      <text:p text:style-name="Standard">The S 9.x.1 standard references ISO 11898-1 and ISO 11898-2 for CAN specifications. <text:s/>The ISO (<text:a xlink:type="simple" xlink:href="http://www.iso.org/">http://www.iso.org</text:a>) sells PDF and paper copies of these. Copies can generally be found in engineering libraries.</text:p>
      <text:p text:style-name="Standard">Note that ISO 11898-3, 11898-4 and 11898-5 specify different variants of the CAN standard that are not relevant to S 9.x.1 compliant implementations. <text:s/>The original 1995 Bosch CAN standard, which can be found online, is similar to IS 11898-1 and -2, but not identical.</text:p>
      <text:p text:style-name="Standard">The S 9.x.1 standard references TIA/EIA-568-B or the successor TIA/EIA- 568-C for unshielded twisted pair (UTP) cable, and TIA-968-A for RJ45 modular plugs and jacks. <text:s/>The TIA (<text:a xlink:type="simple" xlink:href="http://www.tiaonline.org/">http://www.tiaonline.org</text:a>) sells PDF and paper copies of these. Copies can generally be found in engineering libraries.</text:p>
      <text:h text:style-name="Heading_20_2" text:outline-level="2">Application Notes</text:h>
      <text:p text:style-name="Standard">A number of component manufacturers have written application notes that may be useful to NMRAnet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http://www.mohawk-cable.com/support/ansi-tia-eia-568-b.html</text:a>)</text:p>
      <text:h text:style-name="Heading_20_3" text:outline-level="3">Microchip Corp</text:h>
      <text:p text:style-name="Standard">AN713 “Controller Area Network (CAN) Basics” (<text:a xlink:type="simple" xlink:href="http://ww1.microchip.com/downloads/en/AppNotes/00713a.pdf">http://ww1.microchip.com/downloads/en/AppNotes/00713a.pdf</text:a>)</text:p>
      <text:p text:style-name="Standard">AN228 “A CAN Physical Layer Discussion” (<text:a xlink:type="simple" xlink:href="http://ww1.microchip.com/downloads/en/AppNotes/00228a.pdf">http://ww1.microchip.com/downloads/en/AppNotes/00228a.pdf</text:a>)</text:p>
      <text:p text:style-name="Standard">AN853 “PIC18XXX8 CAN Driver with Prioritized Transmit Buffer” (<text:a xlink:type="simple" xlink:href="http://ww1.microchip.com/downloads/en/AppNotes/00853a.pdf">http://ww1.microchip.com/downloads/en/AppNotes/00853a.pdf</text:a>)</text:p>
      <text:h text:style-name="Heading_20_3" text:outline-level="3">Philips</text:h>
      <text:p text:style-name="Standard">AN96116 “PCA82C250 / 251 CAN Transceiver” (<text:a xlink:type="simple" xlink:href="http://www.nxp.com/documents/application_note/AN96116.pdf">http://www.nxp.com/documents/application_note/AN96116.pdf</text:a>)</text:p>
      <text:p text:style-name="Standard"><text:soft-page-break/>AN10211 “TJA1040 high speed CAN transceiver” (<text:a xlink:type="simple" xlink:href="http://www.nxp.com/documents/application_note/AN10211.pdf">http://www.nxp.com/documents/application_note/AN10211.pdf</text:a>)</text:p>
      <text:h text:style-name="Heading_20_3" text:outline-level="3">Texas Instruments</text:h>
      <text:p text:style-name="Standard">Analog Applications Journal, August 1999, TI SLYT197 “TIA/EIA-568A Category 5 cables in low-voltage differential signaling (LVDS)” (<text:a xlink:type="simple" xlink:href="http://focus.ti.com/lit/an/slyt197/slyt197.pdf">http://focus.ti.com/lit/an/slyt197/slyt197.pdf</text:a>)</text:p>
      <text:p text:style-name="Standard">Application Report SLOA101A “Introduction to the Controller Area Network (CAN)” (<text:a xlink:type="simple" xlink:href="http://focus.ti.com.cn/cn/lit/an/sloa101a/sloa101a.pdf">http://focus.ti.com.cn/cn/lit/an/sloa101a/sloa101a.pdf</text:a>)</text:p>
      <text:p text:style-name="Standard">Application Report SLLA270 “Controller Area Network Physical Layer Requirements” (<text:a xlink:type="simple" xlink:href="http://focus.ti.com/lit/an/slla270/slla270.pdf">http://focus.ti.com/lit/an/slla270/slla270.pdf</text:a>)</text:p>
      <text:p text:style-name="Standard">Application Report SLLA298B “Isolated CAN Reference Design” (<text:a xlink:type="simple" xlink:href="http://focus.ti.com/lit/an/slla298b/slla298b.pdf">http://focus.ti.com/lit/an/slla298b/slla298b.pdf</text:a>)</text:p>
      <text:p text:style-name="Standard">Application Report SLOU262 “Isolated CAN Transceiver EVM” (<text:a xlink:type="simple" xlink:href="http://focus.tij.co.jp/jp/lit/ug/slou262/slou262.pdf">http://focus.tij.co.jp/jp/lit/ug/slou262/slou262.pdf</text:a>)</text:p>
      <text:p text:style-name="Standard">Analog Applications Journal, 3Q 2006, TI SLYT249 “Improved CAN network security with TI’s SN65HVD1050 transceiver” (<text:a xlink:type="simple" xlink:href="http://focus.ti.com/lit/an/slyt249/slyt249.pdf">http://focus.ti.com/lit/an/slyt249/slyt249.pdf</text:a>)</text:p>
      <text:h text:style-name="Heading_20_2" text:outline-level="2">Component data sheets</text:h>
      <text:p text:style-name="Standard">This section lists component data sheets that may be of value to the NMRAnet implementor. <text:s/>Inclusion of a component data sheet in this section is not a recommendation, positive or negative, for the component. No inferences should be draw from a component or data sheet being or not being included in this section.</text:p>
      <text:h text:style-name="Heading_20_3" text:outline-level="3">Microchip</text:h>
      <text:p text:style-name="Standard">MCP 2551 High-Speed CAN Transceiver (<text:a xlink:type="simple" xlink:href="http://ww1.microchip.com/downloads/en/DeviceDoc/21667f.pdf">http://ww1.microchip.com/downloads/en/DeviceDoc/21667f.pdf</text:a>)</text:p>
      <text:p text:style-name="Standard">MCP2515 Stand-Alone CAN Controller With SPI Interface (<text:a xlink:type="simple" xlink:href="http://ww1.microchip.com/downloads/en/DeviceDoc/21801e.pdf">http://ww1.microchip.com/downloads/en/DeviceDoc/21801e.pdf</text:a>)</text:p>
      <text:h text:style-name="Heading_20_3" text:outline-level="3">NXP Electronics (Philips)</text:h>
      <text:p text:style-name="Standard">PCA82C250 CAN controller interface (<text:a xlink:type="simple" xlink:href="http://www.nxp.com/documents/data_sheet/PCA82C250.pdf">http://www.nxp.com/documents/data_sheet/PCA82C250.pdf</text:a>)</text:p>
      <text:h text:style-name="Heading_20_3" text:outline-level="3">STMicroelectronics</text:h>
      <text:p text:style-name="Standard">L9615 transceiver (<text:a xlink:type="simple" xlink:href="http://www.st.com/stonline/products/literature/ds/5637.pdf">http://www.st.com/stonline/products/literature/ds/5637.pdf</text:a>)</text:p>
      <text:h text:style-name="Heading_20_3" text:outline-level="3">Texas Instruments</text:h>
      <text:p text:style-name="Standard">ISO1050 Isolated CAN Transceiver (<text:a xlink:type="simple" xlink:href="http://focus.ti.com/lit/ds/symlink/iso1050.pdf">http://focus.ti.com/lit/ds/symlink/iso1050.pdf</text:a>)</text:p>
      <text:p text:style-name="Standard">SN55HVD251, SN65HVD251 Industrial CAN Transceiver (<text:a xlink:type="simple" xlink:href="http://focus.ti.com/lit/ds/symlink/sn55hvd251.pdf">http://focus.ti.com/lit/ds/symlink/sn55hvd251.pdf</text:a>)</text:p>
      <text:p text:style-name="Standard"><text:soft-page-break/>SN65HVD1050 EMC Optimized CAN Transceiver (<text:a xlink:type="simple" xlink:href="http://focus.ti.com/lit/ds/symlink/sn65hvd1050.pdf">http://focus.ti.com/lit/ds/symlink/sn65hvd1050.pdf</text:a>)</text:p>
      <text:h text:style-name="Heading_20_2" text:outline-level="2">Tools</text:h>
      <text:p text:style-name="Standard">This section lists tools and diagnostic equipment that may be of value to the NMRAnet implementor. <text:s/>Inclusion of an item in this section is not a recommendation, positive or negative, for the item. No inferences should be draw from an item being or not being included in this section.</text:p>
      <text:h text:style-name="Heading_20_3" text:outline-level="3">Microchip </text:h>
      <text:p text:style-name="Standard">CAN BUS Analyzer Tool “simple to use low cost CAN bus monitor” (<text:a xlink:type="simple" xlink:href="http://www.microchip.com/stellent/idcplg?IdcService=SS_GET_PAGE&amp;nodeId=1406&amp;dDocName=en546534">http://www.microchip.com/stellent/idcplg?IdcService=SS_GET_PAGE&amp;nodeId=1406&amp;dDocName=en546534</text:a>)</text:p>
      <text:h text:style-name="Heading_20_3" text:outline-level="3">IXAAT</text:h>
      <text:p text:style-name="Standard">CANcheck “Installation tester for CAN networks” (<text:a xlink:type="simple" xlink:href="http://www.ixxat.com/cancheck_en.html?markierung=cancheck">http://www.ixxat.com/cancheck_en.html?markierung=cancheck</text:a>)</text:p>
      <text:p text:style-name="Standard">CAN Bus Tester “Diagnostic tool for long-term monitoring of CAN bus systems” (<text:a xlink:type="simple" xlink:href="http://www.ixxat.com/can_bus_tester_cbt_en.html">http://www.ixxat.com/can_bus_tester_cbt_en.html</text:a>)</text:p>
      <text:p text:style-name="Standard"/>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text:tab/>1</text:p>
          <text:p text:style-name="P12"><text:s/>2 Annotations to the Standard<text:tab/>1</text:p>
          <text:p text:style-name="P11"><text:s/>2.1 Intended Use<text:tab/>1</text:p>
          <text:p text:style-name="P11"><text:s/>2.2 References and Context<text:tab/>1</text:p>
          <text:p text:style-name="P11"><text:s/>2.3 Physical Interconnection<text:tab/>1</text:p>
          <text:p text:style-name="P11"><text:s/>2.4 Data Transport<text:tab/>2</text:p>
          <text:p text:style-name="P11"><text:s/>2.5 Supply of Power<text:tab/>2</text:p>
          <text:p text:style-name="P11"><text:s/>2.6 Consumption of Power<text:tab/>3</text:p>
          <text:p text:style-name="P12"><text:s/>3 Design Issues<text:tab/>3</text:p>
          <text:p text:style-name="P11"><text:s/>3.1 Bus Termination<text:tab/>3</text:p>
          <text:p text:style-name="P13"><text:s/>3.1.1 Termination Circuits<text:tab/>3</text:p>
          <text:p text:style-name="P14"><text:s/>3.1.1.1 Passive single resistor<text:tab/>3</text:p>
          <text:p text:style-name="P14"><text:s/>3.1.1.2 Passive split resistors bypassed to ground<text:tab/>3</text:p>
          <text:p text:style-name="P14"><text:s/>3.1.1.3 Biased split termination<text:tab/>4</text:p>
          <text:p text:style-name="P14"><text:s/>3.1.1.4 Active termination<text:tab/>4</text:p>
          <text:p text:style-name="P14"><text:s/>3.1.1.5 Distributed termination<text:tab/>4</text:p>
          <text:p text:style-name="P13"><text:s/>3.1.2 Terminator Placement<text:tab/>4</text:p>
          <text:p text:style-name="P11"><text:s/>3.2 EMC Management<text:tab/>5</text:p>
          <text:p text:style-name="P13"><text:s/>3.2.1 Chokes<text:tab/>5</text:p>
          <text:p text:style-name="P12"><text:s/>4 Repeaters, Bridges and Gateways<text:tab/>5</text:p>
          <text:p text:style-name="P11"><text:s/>4.1 Repeaters<text:tab/>5</text:p>
          <text:p text:style-name="P11"><text:s/>4.2 Bridges<text:tab/>6</text:p>
          <text:p text:style-name="P11"><text:s/>4.3 Gateways<text:tab/>6</text:p>
          <text:p text:style-name="P12"><text:s/>5 References<text:tab/>7</text:p>
          <text:p text:style-name="P11"><text:s/>5.1 Standards<text:tab/>7</text:p>
          <text:p text:style-name="P11"><text:s/>5.2 Application Notes<text:tab/>7</text:p>
          <text:p text:style-name="P13"><text:soft-page-break/><text:s/>5.2.1 Anixter<text:tab/>7</text:p>
          <text:p text:style-name="P13"><text:s/>5.2.2 Mohawk.com<text:tab/>7</text:p>
          <text:p text:style-name="P13"><text:s/>5.2.3 Microchip Corp<text:tab/>7</text:p>
          <text:p text:style-name="P13"><text:s/>5.2.4 Philips<text:tab/>7</text:p>
          <text:p text:style-name="P13"><text:s/>5.2.5 Texas Instruments<text:tab/>8</text:p>
          <text:p text:style-name="P11"><text:s/>5.3 Component data sheets<text:tab/>8</text:p>
          <text:p text:style-name="P13"><text:s/>5.3.1 Microchip<text:tab/>8</text:p>
          <text:p text:style-name="P13"><text:s/>5.3.2 NXP Electronics (Philips)<text:tab/>8</text:p>
          <text:p text:style-name="P13"><text:s/>5.3.3 STMicroelectronics<text:tab/>8</text:p>
          <text:p text:style-name="P13"><text:s/>5.3.4 Texas Instruments<text:tab/>8</text:p>
          <text:p text:style-name="P11"><text:s/>5.4 Tools<text:tab/>9</text:p>
          <text:p text:style-name="P13"><text:s/>5.4.1 Microchip <text:tab/>9</text:p>
          <text:p text:style-name="P13"><text:s/>5.4.2 IXAAT<text:tab/>9</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1" svg:font-family="Helvetica" style:font-family-generic="swiss"/>
    <style:font-face style:name="Helvetica-Bold" svg:font-family="Helvetica-Bold" style:font-family-generic="swiss"/>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adornments="Bold"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style:shadow="non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084in"/>
    </style:style>
    <style:style style:name="Table1.D" style:family="table-column">
      <style:table-column-properties style:column-width="1.7479in"/>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9"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8pt" style:font-name-asian="ArialMT" style:font-size-asian="8pt" style:font-name-complex="ArialMT" style:font-size-complex="8pt"/>
    </style:style>
    <style:style style:name="MP10"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8pt" fo:font-weight="bold" style:font-name-asian="Helvetica-Bold" style:font-size-asian="18pt" style:font-weight-asian="bold" style:font-name-complex="Helvetica-Bold" style:font-size-complex="18pt" style:font-weight-complex="bold"/>
    </style:style>
    <style:style style:name="MP11" style:family="paragraph" style:parent-style-name="Footer">
      <style:paragraph-properties fo:margin-top="0in" fo:margin-bottom="0in" style:shadow="none"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2" style:family="paragraph" style:parent-style-name="Header">
      <style:paragraph-properties fo:margin-top="0in" fo:margin-bottom="0in" fo:text-align="center" style:justify-single-word="false" style:shadow="none" style:snap-to-layout-grid="false"/>
      <style:text-properties fo:font-size="14pt" style:font-size-asian="14pt" style:font-size-complex="14pt"/>
    </style:style>
    <style:style style:name="MP13" style:family="paragraph" style:parent-style-name="Footer">
      <style:text-properties fo:font-size="9pt" style:font-size-asian="9pt" style:font-size-complex="9pt"/>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font-name="Helvetica" fo:font-size="22pt" style:font-size-asian="22pt" style:font-size-complex="22pt"/>
    </style:style>
    <style:style style:name="MT4" style:family="text">
      <style:text-properties style:text-position="super 58%" style:font-name="Arial-BoldMT" fo:font-size="28pt" style:font-name-asian="Arial-BoldMT" style:font-size-asian="28pt" style:font-name-complex="Arial-BoldMT" style:font-size-complex="28pt"/>
    </style:style>
    <style:style style:name="MT5" style:family="text">
      <style:text-properties style:font-name="Arial-BoldMT" style:font-name-asian="Arial-BoldMT" style:font-name-complex="Arial-BoldMT"/>
    </style:style>
    <style:style style:name="MT6" style:family="text">
      <style:text-properties fo:font-size="16pt" style:font-size-asian="16pt" style:font-size-complex="16pt"/>
    </style:style>
    <style:style style:name="MT7" style:family="text">
      <style:text-properties style:use-window-font-color="true" style:font-name="Helvetica-Bold" fo:font-weight="bold" style:font-name-asian="Helvetica-Bold" style:font-weight-asian="bold" style:font-name-complex="Helvetica-Bold" style:font-weight-complex="bold"/>
    </style:style>
    <style:style style:name="MT8" style:family="text">
      <style:text-properties style:use-window-font-color="true" style:font-name="Helvetica1" fo:font-weight="normal" style:font-name-asian="Helvetica1" style:font-weight-asian="normal" style:font-name-complex="Helvetica1" style:font-weight-complex="normal"/>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10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0"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MRA Technical Note (TN 9-x-1)</text:p>
      </style:header>
      <style:footer>
        <text:p text:style-name="MP4"><text:span text:style-name="Page_20_Number"><text:span text:style-name="MT2"><text:date style:data-style-name="N106" text:date-value="2010-09-13T18:18:43.99">9/13/2010</text:date></text:span></text:span><text:span text:style-name="MT2"><text:tab/>Page </text:span><text:span text:style-name="Page_20_Number"><text:span text:style-name="MT2"><text:page-number text:select-page="current">11</text:page-number></text:span></text:span><text:span text:style-name="Page_20_Number"><text:span text:style-name="MT2"> of </text:span></text:span><text:span text:style-name="Page_20_Number"><text:span text:style-name="MT2"><text:page-count style:num-format="1">11</text:page-count></text:span></text:span></text:p>
      </style:footer>
    </style:master-page>
    <style:master-page style:name="First_20_Page" style:display-name="First Page" style:page-layout-name="Mpm2" style:next-style-name="Standard">
      <style:header>
        <text:tracked-changes>
          <text:changed-region text:id="ct864918240">
            <text:format-change>
              <office:change-info>
                <dc:creator>David Harris</dc:creator>
                <dc:date>2010-09-13T18:16:00</dc:date>
              </office:change-info>
            </text:format-change>
          </text:changed-region>
          <text:changed-region text:id="ct513557696">
            <text:format-change>
              <office:change-info>
                <dc:creator>David Harris</dc:creator>
                <dc:date>2010-09-13T18:16:00</dc:date>
              </office:change-info>
            </text:format-change>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09366251093613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A1" office:value-type="string">
              <text:p text:style-name="MP6"/>
            </table:table-cell>
            <table:table-cell table:style-name="Table1.C1" table:number-columns-spanned="2" office:value-type="string">
              <text:p text:style-name="MP7">NMRA Technical Note</text:p>
            </table:table-cell>
            <table:covered-table-cell/>
          </table:table-row>
          <table:table-row table:style-name="Table1.1">
            <table:table-cell table:style-name="Table1.A1" office:value-type="string">
              <text:p text:style-name="MP8">This is a draft document, and has no official standing. It has not been submitted to the NMRA Technical Department or the NMRA Board of Directors for approval.</text:p>
              <text:p text:style-name="MP9">Written by J. Day, D. Harris, B. Jacobsen, and A. Shepherd</text:p>
            </table:table-cell>
            <table:table-cell table:style-name="Table1.A1" office:value-type="string">
              <text:p text:style-name="MP6"/>
            </table:table-cell>
            <table:table-cell table:style-name="Table1.C1" table:number-columns-spanned="2" office:value-type="string">
              <text:p text:style-name="MP10"><text:change-start text:change-id="ct864918240"/><text:span text:style-name="MT3">NMRAnet</text:span><text:change-end text:change-id="ct864918240"/><text:change-start text:change-id="ct513557696"/><text:span text:style-name="MT4">®</text:span><text:change-end text:change-id="ct513557696"/><text:span text:style-name="MT5"> <text:line-break/></text:span><text:span text:style-name="MT6">Physical Layer </text:span></text:p>
            </table:table-cell>
            <table:covered-table-cell/>
          </table:table-row>
          <table:table-row table:style-name="Table1.1">
            <table:table-cell table:style-name="Table1.A1" office:value-type="string">
              <text:p text:style-name="MP6"/>
            </table:table-cell>
            <table:table-cell table:style-name="Table1.A1" office:value-type="string">
              <text:p text:style-name="MP6"/>
            </table:table-cell>
            <table:table-cell table:style-name="Table1.C3" office:value-type="string">
              <text:p text:style-name="MP11"><text:date style:data-style-name="N106" text:date-value="2010-09-13T18:18:43.99">9/13/2010</text:date></text:p>
            </table:table-cell>
            <table:table-cell table:style-name="Table1.C1" office:value-type="string">
              <text:p text:style-name="MP12"><text:span text:style-name="MT7">Draft TN-9.x.1</text:span><text:span text:style-name="MT8"> </text:span></text:p>
            </table:table-cell>
          </table:table-row>
        </table:table>
        <text:p text:style-name="Header"/>
      </style:header>
      <style:footer>
        <text:p text:style-name="MP13"><text:date style:data-style-name="N106" text:date-value="2010-09-13T18:18:43.99">9/13/2010</text:date><text:tab/>Page <text:page-number text:select-page="current">11</text:page-number> of <text:page-count style:num-format="1">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112</meta:editing-cycles>
    <meta:editing-duration>PT18H04M59S</meta:editing-duration>
    <meta:generator>OpenOffice.org/3.2$Unix OpenOffice.org_project/320m18$Build-9502</meta:generator>
    <dc:date>2010-09-13T18:18:44</dc:date>
    <dc:creator>David Harris</dc:creator>
    <meta:document-statistic meta:table-count="1" meta:image-count="0" meta:object-count="0" meta:page-count="11" meta:paragraph-count="185" meta:word-count="3070" meta:character-count="21528"/>
    <meta:user-defined meta:name="Info 1"/>
    <meta:user-defined meta:name="Info 2"/>
    <meta:user-defined meta:name="Info 3"/>
    <meta:user-defined meta:name="Info 4"/>
  </office:meta>
</office:document-meta>
</file>